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d892e" officeooo:paragraph-rsid="000d892e" style:font-weight-asian="bold" style:font-weight-complex="bold"/>
    </style:style>
    <style:style style:name="P3" style:family="paragraph" style:parent-style-name="Standard">
      <style:text-properties fo:font-weight="bold" officeooo:rsid="0016bdac" officeooo:paragraph-rsid="0016bdac" style:font-weight-asian="bold" style:font-weight-complex="bold"/>
    </style:style>
    <style:style style:name="P4" style:family="paragraph" style:parent-style-name="Standard">
      <style:text-properties fo:font-weight="bold" officeooo:paragraph-rsid="0016f4af" style:font-weight-asian="bold" style:font-weight-complex="bold"/>
    </style:style>
    <style:style style:name="P5" style:family="paragraph" style:parent-style-name="Standard">
      <style:text-properties fo:font-weight="bold" officeooo:rsid="001e781b" officeooo:paragraph-rsid="001e781b" style:font-weight-asian="bold" style:font-weight-complex="bold"/>
    </style:style>
    <style:style style:name="P6" style:family="paragraph" style:parent-style-name="Standard">
      <style:text-properties fo:font-weight="bold" officeooo:paragraph-rsid="001e781b" style:font-weight-asian="bold" style:font-weight-complex="bold"/>
    </style:style>
    <style:style style:name="P7" style:family="paragraph" style:parent-style-name="Standard">
      <style:text-properties officeooo:paragraph-rsid="001915b2"/>
    </style:style>
    <style:style style:name="P8" style:family="paragraph" style:parent-style-name="Standard">
      <style:text-properties officeooo:rsid="001d1587" officeooo:paragraph-rsid="001d1587"/>
    </style:style>
    <style:style style:name="P9" style:family="paragraph" style:parent-style-name="Standard">
      <style:text-properties officeooo:rsid="001e781b" officeooo:paragraph-rsid="001e781b"/>
    </style:style>
    <style:style style:name="P10" style:family="paragraph" style:parent-style-name="Standard">
      <style:text-properties officeooo:paragraph-rsid="001e781b"/>
    </style:style>
    <style:style style:name="P11" style:family="paragraph" style:parent-style-name="Standard">
      <style:text-properties officeooo:paragraph-rsid="00277b40"/>
    </style:style>
    <style:style style:name="P12" style:family="paragraph" style:parent-style-name="Standard">
      <style:text-properties officeooo:rsid="00184d4d" officeooo:paragraph-rsid="001915b2"/>
    </style:style>
    <style:style style:name="P13" style:family="paragraph" style:parent-style-name="Standard">
      <style:text-properties officeooo:rsid="001915b2" officeooo:paragraph-rsid="001915b2"/>
    </style:style>
    <style:style style:name="P14" style:family="paragraph" style:parent-style-name="Standard">
      <style:text-properties officeooo:rsid="00368dfb" officeooo:paragraph-rsid="00368dfb"/>
    </style:style>
    <style:style style:name="P15" style:family="paragraph" style:parent-style-name="Standard">
      <style:text-properties officeooo:paragraph-rsid="003e019e"/>
    </style:style>
    <style:style style:name="T1" style:family="text">
      <style:text-properties officeooo:rsid="000e727d"/>
    </style:style>
    <style:style style:name="T2" style:family="text">
      <style:text-properties officeooo:rsid="00128a30"/>
    </style:style>
    <style:style style:name="T3" style:family="text">
      <style:text-properties officeooo:rsid="00146595"/>
    </style:style>
    <style:style style:name="T4" style:family="text">
      <style:text-properties officeooo:rsid="0016f4af"/>
    </style:style>
    <style:style style:name="T5" style:family="text">
      <style:text-properties officeooo:rsid="001dc4ca"/>
    </style:style>
    <style:style style:name="T6" style:family="text">
      <style:text-properties officeooo:rsid="001f9a2f"/>
    </style:style>
    <style:style style:name="T7" style:family="text">
      <style:text-properties fo:font-weight="bold" style:font-weight-asian="bold" style:font-weight-complex="bold"/>
    </style:style>
    <style:style style:name="T8" style:family="text">
      <style:text-properties fo:font-weight="bold" officeooo:rsid="001bbe26" style:font-weight-asian="bold" style:font-weight-complex="bold"/>
    </style:style>
    <style:style style:name="T9" style:family="text">
      <style:text-properties officeooo:rsid="0021e0c6"/>
    </style:style>
    <style:style style:name="T10" style:family="text">
      <style:text-properties officeooo:rsid="00247d82"/>
    </style:style>
    <style:style style:name="T11" style:family="text">
      <style:text-properties officeooo:rsid="00260756"/>
    </style:style>
    <style:style style:name="T12" style:family="text">
      <style:text-properties officeooo:rsid="00277b40"/>
    </style:style>
    <style:style style:name="T13" style:family="text">
      <style:text-properties officeooo:rsid="002a1017"/>
    </style:style>
    <style:style style:name="T14" style:family="text">
      <style:text-properties officeooo:rsid="002c4fed"/>
    </style:style>
    <style:style style:name="T15" style:family="text">
      <style:text-properties officeooo:rsid="002d2076"/>
    </style:style>
    <style:style style:name="T16" style:family="text">
      <style:text-properties officeooo:rsid="002e0c20"/>
    </style:style>
    <style:style style:name="T17" style:family="text">
      <style:text-properties officeooo:rsid="002f0b6e"/>
    </style:style>
    <style:style style:name="T18" style:family="text">
      <style:text-properties officeooo:rsid="0031bc31"/>
    </style:style>
    <style:style style:name="T19" style:family="text">
      <style:text-properties officeooo:rsid="0034a779"/>
    </style:style>
    <style:style style:name="T20" style:family="text">
      <style:text-properties officeooo:rsid="00367308"/>
    </style:style>
    <style:style style:name="T21" style:family="text">
      <style:text-properties officeooo:rsid="00376bfd"/>
    </style:style>
    <style:style style:name="T22" style:family="text">
      <style:text-properties officeooo:rsid="00393ebc"/>
    </style:style>
    <style:style style:name="T23" style:family="text">
      <style:text-properties officeooo:rsid="003a97e7"/>
    </style:style>
    <style:style style:name="T24" style:family="text">
      <style:text-properties officeooo:rsid="003bf0cc"/>
    </style:style>
    <style:style style:name="T25" style:family="text">
      <style:text-properties officeooo:rsid="003d19db"/>
    </style:style>
    <style:style style:name="T26" style:family="text">
      <style:text-properties officeooo:rsid="003e019e"/>
    </style:style>
    <style:style style:name="T27" style:family="text">
      <style:text-properties officeooo:rsid="00407d37"/>
    </style:style>
    <style:style style:name="T28" style:family="text">
      <style:text-properties officeooo:rsid="0042c17e"/>
    </style:style>
    <style:style style:name="T29" style:family="text">
      <style:text-properties officeooo:rsid="00442501"/>
    </style:style>
    <style:style style:name="T30" style:family="text">
      <style:text-properties officeooo:rsid="0045b0bf"/>
    </style:style>
    <style:style style:name="T31" style:family="text">
      <style:text-properties officeooo:rsid="00460d19"/>
    </style:style>
    <style:style style:name="T32" style:family="text">
      <style:text-properties officeooo:rsid="0047f6e9"/>
    </style:style>
    <style:style style:name="T33" style:family="text">
      <style:text-properties officeooo:rsid="0049af09"/>
    </style:style>
    <style:style style:name="T34" style:family="text">
      <style:text-properties officeooo:rsid="004a8012"/>
    </style:style>
    <style:style style:name="T35" style:family="text">
      <style:text-properties officeooo:rsid="004ac928"/>
    </style:style>
    <style:style style:name="T36" style:family="text">
      <style:text-properties officeooo:rsid="004b00e7"/>
    </style:style>
    <style:style style:name="T37" style:family="text">
      <style:text-properties officeooo:rsid="004b1b4b"/>
    </style:style>
    <style:style style:name="T38" style:family="text">
      <style:text-properties officeooo:rsid="004bb3e2"/>
    </style:style>
    <style:style style:name="T39" style:family="text">
      <style:text-properties officeooo:rsid="004c4744"/>
    </style:style>
    <style:style style:name="T40" style:family="text">
      <style:text-properties officeooo:rsid="004de73a"/>
    </style:style>
    <style:style style:name="T41" style:family="text">
      <style:text-properties officeooo:rsid="004ef8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tion 1 : Introduction</text:p>
      <text:p text:style-name="P3"/>
      <text:p text:style-name="P2">Introduction</text:p>
      <text:p text:style-name="P2"/>
      <text:p text:style-name="Standard">Menjadi kreatif adalah <text:span text:style-name="T3">sebuah kekuatan</text:span>.</text:p>
      <text:p text:style-name="Standard"/>
      <text:p text:style-name="P11">Tetapi <text:span text:style-name="T3">sama</text:span> halnya otot, <text:span text:style-name="T12">berpikir kreatif</text:span> <text:span text:style-name="T12">juga </text:span>perlu <text:span text:style-name="T3">dilatih</text:span> agar tetap aktif.</text:p>
      <text:p text:style-name="Standard"/>
      <text:p text:style-name="Standard">jika Anda terjebak <text:span text:style-name="T13">atau stuck</text:span> dalam <text:span text:style-name="T13">suatu </text:span>kebiasaan, cobalah salah satu dari ini</text:p>
      <text:p text:style-name="Standard"/>
      <text:p text:style-name="Standard">pertama:</text:p>
      <text:p text:style-name="Standard">gambar apa yang ingin Anda katakan</text:p>
      <text:p text:style-name="Standard"/>
      <text:p text:style-name="Standard">Apa yang ingin Anda katakan meskipun Anda bukan seorang ilustrator.</text:p>
      <text:p text:style-name="Standard"/>
      <text:p text:style-name="Standard">Ada sesuatu tentang menggunakan simbol, dan figur tongkat untuk mengkomunikasikan pesan Anda, bukan kata-kata.</text:p>
      <text:p text:style-name="Standard"/>
      <text:p text:style-name="Standard">Apakah Anda mencoba mencari cara untuk mengatur proposal, bab buku Anda, atau presentasi.</text:p>
      <text:p text:style-name="Standard"/>
      <text:p text:style-name="Standard">Cobalah menggambar ide Anda alih-alih menuliskannya.</text:p>
      <text:p text:style-name="Standard"/>
      <text:p text:style-name="Standard">Kata-kata itu secara praktis akan mengungkapkan dirinya sendiri</text:p>
      <text:p text:style-name="Standard"/>
      <text:p text:style-name="Standard">Selanjutnya, Ucapkan saat Anda menulisnya, berikan suara.</text:p>
      <text:p text:style-name="Standard"/>
      <text:p text:style-name="Standard">Kadang-kadang duduk diam dengan <text:span text:style-name="T14">pikiran</text:span> Anda yang <text:span text:style-name="T14">berjalan kemana-mana</text:span> pada akhirnya malah merugikan Anda.</text:p>
      <text:p text:style-name="Standard"/>
      <text:p text:style-name="Standard"><text:span text:style-name="T15">Melakukan detoksifikasi</text:span> dari semua teknologi lagi-lagi sangat diremehkan dan jarang dilakukan karena merupakan tantangan.</text:p>
      <text:p text:style-name="Standard"/>
      <text:p text:style-name="Standard">Tetapi hasilnya selalu berbicara sendiri.</text:p>
      <text:p text:style-name="Standard"/>
      <text:p text:style-name="Standard">Lain kali, <text:span text:style-name="T16">jika</text:span> Anda men<text:span text:style-name="T16">yadari</text:span> diri Anda dalam kebiasaan kreatif, bangunlah pada hari Sabtu pagi-pagi sekali dan <text:span text:style-name="T17">ikuti langkah-langkah ini</text:span>.</text:p>
      <text:p text:style-name="Standard"/>
      <text:p text:style-name="Standard">Matikan telepon Anda dan taruh di lemari Anda.</text:p>
      <text:p text:style-name="Standard"/>
      <text:p text:style-name="Standard">Jangan buka laptop Anda.</text:p>
      <text:p text:style-name="Standard"/>
      <text:p text:style-name="Standard">Habiskan hari And<text:span text:style-name="T18">a untuk lepas</text:span> dari <text:span text:style-name="T18">gadget</text:span> dan <text:span text:style-name="T19">sebagai gantinya Anda bisa melakukan kegiatan seperti membaca jurnal, bermain bersama anak, atau sekedar berjalan-jalan di taman dekat rumah.</text:span> <text:span text:style-name="T19">Saya bisa jamin Anda akan mendapatkan banyak ide di sore hari.</text:span></text:p>
      <text:p text:style-name="Standard"/>
      <text:p text:style-name="Standard">Terakhir, gunakan media sosial untuk mendapatkan <text:span text:style-name="T20">feedback</text:span>.</text:p>
      <text:p text:style-name="P14">Cobalah untuk menguji dan berbagi ide-ide anda di media sosial, dan lihat apa tanggapan yang diberikan orang mengenai ide anda. </text:p>
      <text:p text:style-name="Standard"/>
      <text:p text:style-name="P4"><text:soft-page-break/><text:span text:style-name="T4">Section 2 : </text:span><text:span text:style-name="T1">K</text:span>onsep <text:span text:style-name="T1">K</text:span>reativitas</text:p>
      <text:p text:style-name="P4"/>
      <text:p text:style-name="P4">Pemikiran kreatif <text:span text:style-name="T4">yang </text:span>umum</text:p>
      <text:p text:style-name="Standard"/>
      <text:p text:style-name="P12">Seperti kemampuan manusia lainnya, pemikiran kreatif dapat merugikan dan menguntungkan sesuai dengan waktu. </text:p>
      <text:p text:style-name="P7"/>
      <text:p text:style-name="P13">Semuanya tentang bagaimana melatih kemampuan dan kebiasaan Anda dan selalu berada dalam kondisi arus kreatif.</text:p>
      <text:p text:style-name="Standard"/>
      <text:p text:style-name="Standard">Setiap individu memiliki rangkaian praktik mereka sendiri, rangkaian kebiasaan mereka sendiri yang membuat mereka berada di zona kreatif mereka.</text:p>
      <text:p text:style-name="Standard"/>
      <text:p text:style-name="Standard">Kebiasaan yang menurut saya dimiliki oleh kebanyakan orang kreatif adalah sebagai berikut.</text:p>
      <text:p text:style-name="Standard"/>
      <text:p text:style-name="Standard"><text:span text:style-name="T8">1. </text:span><text:span text:style-name="T7">Mereka </text:span><text:span text:style-name="T8">menyimpan</text:span><text:span text:style-name="T7"> </text:span><text:span text:style-name="T8">ingatan masa kecil /</text:span><text:span text:style-name="T7">pandangan mata anak-anak/ tentang dunia.</text:span></text:p>
      <text:p text:style-name="Standard"/>
      <text:p text:style-name="P8">Ingat ketika Anda masih kecil dan Anda dapat saja muncul dengan banyak pertanyaan seperti bagaimana pesawat bisa terbang? Atau apakah ikan itu tidur? Bahkan sampai proses bagaimana kita terlahir juga kita tanyakan. Itu semua terjadi karena rasa penasaran dan Anda memperhatikan hampir kepada semua hal <text:span text:style-name="T5">yang dapat dalam tanda kutip ‘menipu anda’.</text:span></text:p>
      <text:p text:style-name="Standard"/>
      <text:p text:style-name="P5">2. Mereka percaya pada diri mereka sendiri dan kemampuan kreatif mereka.</text:p>
      <text:p text:style-name="P9"/>
      <text:p text:style-name="P9">Percaya pada diri sendiri sangat penting terutama dalam hal kreativitas.</text:p>
      <text:p text:style-name="P9"/>
      <text:p text:style-name="P9">Ini tentang mempercayai naluri Anda sendiri dan proses kreatif Anda sendiri.</text:p>
      <text:p text:style-name="P9"/>
      <text:p text:style-name="P9">Jika Anda ingin meningkatkan pemikiran kreatif, Anda harus memberi diri Anda ruang untuk berpikir kreatif.</text:p>
      <text:p text:style-name="P9"/>
      <text:p text:style-name="P9">Jika Anda berpikir tentang tidak cukup kreatif atau bahwa ide Anda mungkin tidak masuk akal sama sekali, maka Anda tidak memberi diri Anda cukup ruang untuk fokus menciptakan <text:span text:style-name="T6">nya</text:span> sendiri.</text:p>
      <text:p text:style-name="P9"/>
      <text:p text:style-name="P6"><text:span text:style-name="T9">3. </text:span>M<text:span text:style-name="T21">ulai </text:span><text:span text:style-name="T22">lakukan</text:span></text:p>
      <text:p text:style-name="P10"/>
      <text:p text:style-name="P10">Setiap ide kreatif harus dimulai dari suatu tempat.</text:p>
      <text:p text:style-name="P10"/>
      <text:p text:style-name="P10">Pada awalnya <text:span text:style-name="T10">mungkin</text:span> tidak masuk akal sama sekali.</text:p>
      <text:p text:style-name="P10"/>
      <text:p text:style-name="P10">Tetapi untuk memberi mereka momentum sejak awal, Anda akan dapat menarik pikiran Anda dan melihat hubungannya dengan lebih cepat <text:span text:style-name="T11">seiring berjalan waktu.</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Apa yang Harus Dihindari agar Tetap Kreatif</text:p>
      <text:p text:style-name="Standard"/>
      <text:p text:style-name="Standard">apa yang harus dihindari agar tetap kreatif</text:p>
      <text:p text:style-name="Standard"/>
      <text:p text:style-name="Standard">Dalam <text:span text:style-name="T23">kesempatan</text:span> ini kita akan membahas tentang hal-hal yang harus dihindari yang akan mempengaruhi pemikiran kreatif Anda.</text:p>
      <text:p text:style-name="Standard"/>
      <text:p text:style-name="Standard"><text:span text:style-name="T24">Berpikir</text:span> kreatif mendorong gairah yang memungkinkan Anda untuk mencintai dan hidup melampaui batas Anda.</text:p>
      <text:p text:style-name="Standard"/>
      <text:p text:style-name="Standard">Namun terkadang <text:span text:style-name="T24">ada saja tembok yang menjadi penghalang</text:span> yang <text:span text:style-name="T24">dapat</text:span> membatasi kebebasan kita.</text:p>
      <text:p text:style-name="Standard"/>
      <text:p text:style-name="P15"><text:span text:style-name="T26">T</text:span>erserah Anda untuk merobohkan tembok-tembok ini dan memenuhi potensi Anda sepenuhnya. <text:span text:style-name="T25">Semuanya kembali kepada diri anda, </text:span></text:p>
      <text:p text:style-name="P15"/>
      <text:p text:style-name="Standard">Berikut delapan hal <text:span text:style-name="T27">yang</text:span> Anda <text:span text:style-name="T27">harus</text:span> hindari agar dapat melepaskan kreativitas Anda.</text:p>
      <text:p text:style-name="Standard"/>
      <text:p text:style-name="Standard">1. Pertama-tama mengeluh tentang suatu masalah.</text:p>
      <text:p text:style-name="Standard">Jangan hanya mengomel tentang masalahnya. Sebaliknya, cobalah untuk menemukan peluang yang mungkin tersembunyi jauh di dalam.</text:p>
      <text:p text:style-name="Standard"/>
      <text:p text:style-name="Standard">2. <text:span text:style-name="T28">kedua, </text:span><text:s/>khawatir tentang apa yang <text:span text:style-name="T29">dikatakan</text:span> orang lain.</text:p>
      <text:p text:style-name="Standard"/>
      <text:p text:style-name="Standard">Jangan buang waktu Anda untuk mengkhawatirkan penilaian orang lain.</text:p>
      <text:p text:style-name="Standard"/>
      <text:p text:style-name="Standard">Berbahagialah dengan diri Anda dan jangan takut untuk menunjukkannya.</text:p>
      <text:p text:style-name="Standard"/>
      <text:p text:style-name="Standard">3. Selanjutnya, <text:span text:style-name="T29">tetap</text:span><text:span text:style-name="T30">lah</text:span><text:span text:style-name="T29"> berada</text:span> di zona nyaman Anda.</text:p>
      <text:p text:style-name="Standard"/>
      <text:p text:style-name="Standard"><text:span text:style-name="T31">Untuk menemukan</text:span> potensi Anda <text:span text:style-name="T31">memanglah</text:span> tidak mudah, tetapi pastikan Anda <text:span text:style-name="T31">terus</text:span> mencobanya.</text:p>
      <text:p text:style-name="Standard"/>
      <text:p text:style-name="Standard"><text:span text:style-name="T32">Zona nyaman anda termasuk satu kemudahan untuk menggali potensi, </text:span><text:span text:style-name="T33">jangan buang yang mudah begitu saja, </text:span>karena Anda tidak akan pernah tahu hal-hal hebat apa yang mungkin Anda lewatkan.</text:p>
      <text:p text:style-name="Standard"/>
      <text:p text:style-name="Standard">Juga,</text:p>
      <text:p text:style-name="Standard"/>
      <text:p text:style-name="Standard"><text:span text:style-name="T34">4</text:span>. Tahan saat Anda memiliki ide bagus.</text:p>
      <text:p text:style-name="Standard"/>
      <text:p text:style-name="Standard">menahan diri ketika Anda memiliki ide bagus, bukan hanya menerima apa yang Anda ketahui</text:p>
      <text:p text:style-name="Standard"><text:span text:style-name="T35">lakukan </text:span>inovasi <text:span text:style-name="T35">dari </text:span>yang <text:span text:style-name="T35">belum</text:span> <text:span text:style-name="T35">ada,</text:span> sebelum <text:span text:style-name="T35">mengeluarkan</text:span> kreativitas Anda untuk <text:span text:style-name="T35">lebih </text:span>berkembang.</text:p>
      <text:p text:style-name="Standard"/>
      <text:p text:style-name="Standard"><text:span text:style-name="T36">5</text:span>. Selanjutnya, ego Anda.</text:p>
      <text:p text:style-name="Standard"/>
      <text:p text:style-name="Standard">Fokus pada apa yang benar daripada siapa yang benar.</text:p>
      <text:p text:style-name="Standard"/>
      <text:p text:style-name="Standard">Menghilangkan ego Anda memungkinkan Anda mengubah cara berpikir Anda.</text:p>
      <text:p text:style-name="Standard">Menjadi lebih fleksibel dan berpikiran terbuka.</text:p>
      <text:p text:style-name="Standard"><text:soft-page-break/></text:p>
      <text:p text:style-name="Standard"><text:span text:style-name="T36">6</text:span>. Berhenti belajar.</text:p>
      <text:p text:style-name="Standard"/>
      <text:p text:style-name="Standard">Menjadi pintar tidak berarti <text:span text:style-name="T38">mampu untuk hanya</text:span> menghasilkan ide tetapi <text:span text:style-name="T39">menjadi pintar juga harus </text:span>mampu <text:span text:style-name="T39">untuk</text:span> mengenali nilai ide dan mewujudkannya.</text:p>
      <text:p text:style-name="Standard"/>
      <text:p text:style-name="Standard">Teruslah mencari jawaban <text:span text:style-name="T40">dan cobalah untuk mewujudkan nya kedalam kehidupan nyata.</text:span></text:p>
      <text:p text:style-name="Standard"/>
      <text:p text:style-name="Standard">Dan <text:span text:style-name="T41">terakhir</text:span>,</text:p>
      <text:p text:style-name="Standard"><text:span text:style-name="T41">7 </text:span>. Asumsikan persepsi tertentu.</text:p>
      <text:p text:style-name="Standard">Secara alami dalam kehidupan sehari-hari Anda.</text:p>
      <text:p text:style-name="Standard"/>
      <text:p text:style-name="Standard">Akan ada batasan tertentu yang telah ditetapkan sebelumnya.</text:p>
      <text:p text:style-name="Standard"/>
      <text:p text:style-name="Standard">Jangan berasumsi bahwa mereka akan selalu ada.</text:p>
      <text:p text:style-name="Standard"/>
      <text:p text:style-name="Standard">Sebaliknya, kerjakan cara Anda untuk memecahnya dan membebaskan diri Anda untuk membuat perubahan menuju dunia yang lebih baik.</text:p>
      <text:p text:style-name="Standard"/>
      <text:p text:style-name="P1">Sifat kreatif.</text:p>
      <text:p text:style-name="Standard"/>
      <text:p text:style-name="Standard">Nah apa yang menyulut pikiran ketika mendengar istilah seniman kelaparan putri genius berpikir kreatif tidak harus menjadi karakteristik yang menyedihkan eksklusif bagi mereka yang dilahirkan oleh Dems karena berani fakta berbagai bentuk pemikiran dan pemecahan masalah yang masuk ke hal-hal berpikir kreatif itu. Anda bisa saja melakukannya dalam keseharian Anda atau bahkan datang secara alami tanpa menyadarinya.</text:p>
      <text:p text:style-name="Standard"/>
      <text:p text:style-name="Standard">Dan jika tidak, jangan khawatir Anda akan mempelajari berbagai cara untuk mulai menerapkan pemikiran kreatif ke dalam keseharian Anda nanti.</text:p>
      <text:p text:style-name="Standard"><text:s/></text:p>
      <text:p text:style-name="Standard">Hanya menyadari pola-pola ini dan membawa jenis pemikiran yang berbeda itu selangkah lebih maju yang dapat membantu Anda mendorong jenis kreatif Anda sendiri menjadi sumber daya yang berkelanjutan dan terbarukan.</text:p>
      <text:p text:style-name="Standard"/>
      <text:p text:style-name="Standard">Berpikir kreatif lebih dari sekadar menggunakan imajinasi Anda untuk menghasilkan banyak ide baru. Pemikiran kreatif adalah gaya hidup, ciri kepribadian, cara memandang dunia sebagai cara berinteraksi dengan orang lain, dan cara hidup serta berkembang, dikatakan oleh Gary Davis.</text:p>
      <text:p text:style-name="Standard"/>
      <text:p text:style-name="Standard">Itu semua benar-benar bermuara pada kemampuan untuk berpikir dan melihat sesuatu dengan cara yang berbeda dan dari perspektif baru yang kemudian dapat mengubah cara orang lain memandang suatu standar.</text:p>
      <text:p text:style-name="Standard"/>
      <text:p text:style-name="Standard">Ini tentang inovasi konsep di luar kotak dan kemampuan untuk mengatasi dan menangani wilayah target yang sering kali mengarah pada hal itu.</text:p>
      <text:p text:style-name="Standard"/>
      <text:p text:style-name="Standard">Jadi, bagaimana Anda memasukkan pemikiran kreatif ke dalam cara hidup sehari-hari sehingga Anda dapat memanfaatkan merek kreatif Anda sendiri tidak peduli apa proyek atau tugas yang ada.</text:p>
      <text:p text:style-name="Standard"/>
      <text:p text:style-name="Standard">Mari selami pemahaman tentang ciri-ciri utama pemikiran kreatif.</text:p>
      <text:p text:style-name="Standard"><text:soft-page-break/></text:p>
      <text:p text:style-name="Standard">Membingkai ulang, membingkai ulang adalah kemampuan untuk mengubah interpretasi pertama Anda.</text:p>
      <text:p text:style-name="Standard"/>
      <text:p text:style-name="Standard">Respon emosional cenderung didasarkan pada pandangan yang diterbitkan oleh pendeta kami.</text:p>
      <text:p text:style-name="Standard"/>
      <text:p text:style-name="Standard">Jika Anda dapat mengubah pandangan tersebut, kami akan lebih mampu untuk mengubah tanggapan emosional kami, dan oleh karena itu membuka pikiran, naluri, dan emosi kami untuk semua kemungkinan kreatif.</text:p>
      <text:p text:style-name="Standard"/>
      <text:p text:style-name="Standard">Sekarang dengan menyadari atribut utama ini Anda sudah berada di depan permainan, tetapi menerapkannya akan membantu mengubah cara Anda mendekati pemecahan masalah dan gagasan secara umum.</text:p>
      <text:p text:style-name="Standard"/>
      <text:p text:style-name="Standard">Salah satu cara agar Anda dapat mulai menciptakan proses alami untuk diri Anda sendiri adalah kebiasaan dan teknik ritual.</text:p>
      <text:p text:style-name="Standard"/>
      <text:p text:style-name="Standard">Ingat kreativitas adalah otot.</text:p>
      <text:p text:style-name="Standard"/>
      <text:p text:style-name="Standard">Gunakan secara teratur dan itu akan menjadi lebih kuat dengan merangkul dan melatih otot kreativitas kita.</text:p>
      <text:p text:style-name="Standard"/>
      <text:p text:style-name="Standard">Kami hanya menampilkan sumber wawasan. Rutinitas yang ketat adalah apa yang membuat apa yang kita lakukan setiap hari menjadi kebiasaan mungkin terdengar menakutkan, tetapi benar-benar berhenti dan pikirkan hari-hari Anda dan bagaimana Anda melakukan hal-hal yang dilakukan pengelola.</text:p>
      <text:p text:style-name="Standard"/>
      <text:p text:style-name="Standard">Sekalipun Anda tidak melakukan apa pun, Anda tetap melakukan sesuatu, karena itu adalah pola yang tertanam.</text:p>
      <text:p text:style-name="Standard"/>
      <text:p text:style-name="Standard">Inilah yang diharapkan agar pemikir kreatif terbiasa menanggapi masalah dengan cara yang segar dan baru, daripada membiarkan diri mereka merespons tanpa berpikir dan otomatis.</text:p>
      <text:p text:style-name="Standard"/>
      <text:p text:style-name="Standard">Konsistensi itulah kuncinya.</text:p>
      <text:p text:style-name="Standard"/>
      <text:p text:style-name="Standard">Cara untuk memunculkan kebiasaan baru adalah dengan tegas, jangan biarkan ada gangguan atau alasan, setiap hari katakan Anda akan melakukannya dari jam 1 siang. 2 siang ..</text:p>
      <text:p text:style-name="Standard"/>
      <text:p text:style-name="Standard">Ini hanyalah sebuah contoh.</text:p>
      <text:p text:style-name="Standard"/>
      <text:p text:style-name="Standard">Pada kenyataannya tidak peduli apa atau berapa banyak waktu yang Anda pilih.</text:p>
      <text:p text:style-name="Standard"/>
      <text:p text:style-name="Standard">Sekali lagi, konsistensi yang menjadikannya kebiasaan bahkan jika Anda tidak punya apa-apa untuk dibuat, atau tidak ada ide baru.</text:p>
      <text:p text:style-name="Standard"/>
      <text:p text:style-name="Standard">jika Anda membuat diri Anda berkomitmen pada pola ini, Anda akan menemukan beberapa jam berlalu tanpa apa pun yang diletakkan di halaman.</text:p>
      <text:p text:style-name="Standard"/>
      <text:p text:style-name="Standard">Sekarang, Jika komitmen membuat Anda takut.</text:p>
      <text:p text:style-name="Standard"/>
      <text:p text:style-name="Standard"><text:soft-page-break/>Pertimbangkan rute ritual sebagai gantinya, membuat ritual berarti membuat serangkaian tindakan sebelum Anda duduk (atau bagaimana pun karya kreatif Anda) menjadi kreatif yang mengirimkan sinyal ke otak Anda yang memungkinkannya mengetahui untuk apa sudah waktunya.</text:p>
      <text:p text:style-name="Standard"/>
      <text:p text:style-name="Standard">Contohnya adalah Stephen King yang mengklaim bahwa dengan duduk untuk bekerja di kursi yang sama atau mengatur makalahnya dengan cara yang sama dengan secangkir teh atau air dan meminum vitaminnya membuat pencapaian tujuannya menjadi proses yang lebih konsisten dan dapat diandalkan.</text:p>
      <text:p text:style-name="Standard"/>
      <text:p text:style-name="Standard">Ini berfungsi karena otak kita memiliki respons otomatis terhadap pola tindakan tetap yang memicu respons yang ditetapkan, memberikan sinyal yang konsisten ke pikiran kita dalam persiapan untuk pekerjaan kita.</text:p>
      <text:p text:style-name="Standard"/>
      <text:p text:style-name="Standard">Jadi dengan menciptakan kebiasaan sehari-hari bersama dengan sekumpulan pemicu tindakan sebelum Anda melakukannya, akan mengarah pada proses kreatif yang lebih organik dan alami.</text:p>
      <text:p text:style-name="Standard"/>
      <text:p text:style-name="Standard">Dengan menjadi sadar diri dan mengenali ketika Anda terjebak pada suatu masalah, dan menjauh alih-alih mendorong, Anda membiarkan pikiran bawah sadar melakukan keajaibannya, karena di balik istirahat, pikiran Anda masih penuh dengan pengumpulan informasi yang ada. masih dicerna dan disusun, dengan berhenti dan terlibat dalam stimulasi lain bersama-sama Anda memungkinkan solusi yang lebih alami untuk kemudian disusun.</text:p>
      <text:p text:style-name="Standard"/>
      <text:p text:style-name="Standard">"Kreativitas hanyalah menghubungkan berbagai hal ketika Anda bertanya kepada orang-orang kreatif bagaimana mereka melakukan sesuatu, mereka merasa sedikit bersalah karena mereka tidak benar-benar melakukannya, mereka hanya melihat sesuatu. Tampaknya jelas bagi mereka setelah beberapa saat." - Steve Job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2">M</text:span>emahami <text:span text:style-name="T2">K</text:span>reativitas</text:p>
      <text:p text:style-name="Standard"/>
      <text:p text:style-name="Standard">1. dasar</text:p>
      <text:p text:style-name="Standard"/>
      <text:p text:style-name="Standard">Izinkan saya mengajukan pertanyaan tentang suguhan.</text:p>
      <text:p text:style-name="Standard"/>
      <text:p text:style-name="Standard">Apakah Anda ingin lebih bahagia.</text:p>
      <text:p text:style-name="Standard"/>
      <text:p text:style-name="Standard">Apakah Anda ingin lebih sukses.</text:p>
      <text:p text:style-name="Standard"/>
      <text:p text:style-name="Standard">Dan apakah Anda ingin lebih percaya diri dengan keputusan yang Anda buat.</text:p>
      <text:p text:style-name="Standard"><text:soft-page-break/></text:p>
      <text:p text:style-name="Standard">Saya harap jawaban untuk ketiganya adalah ya.</text:p>
      <text:p text:style-name="Standard"/>
      <text:p text:style-name="Standard">Coba tebak.</text:p>
      <text:p text:style-name="Standard"/>
      <text:p text:style-name="Standard">Salah satu cara untuk mencapai ketiganya, adalah menjadi lebih kreatif.</text:p>
      <text:p text:style-name="Standard"/>
      <text:p text:style-name="Standard">Anda dapat mempelajari caranya dalam kursus ini, jadi kursus ini untuk semua orang.</text:p>
      <text:p text:style-name="Standard"/>
      <text:p text:style-name="Standard">Lagi pula, siapa yang tidak ingin lebih kreatif.</text:p>
      <text:p text:style-name="Standard"/>
      <text:p text:style-name="Standard">Kreativitas penting dalam setiap jalan kehidupan.</text:p>
      <text:p text:style-name="Standard"/>
      <text:p text:style-name="Standard">Banyak orang percaya bahwa mereka tidak kreatif.</text:p>
      <text:p text:style-name="Standard"/>
      <text:p text:style-name="Standard">Jadi pertanyaan yang wajar mungkin adalah mengapa repot-repot mencoba menjadi lebih kreatif.</text:p>
      <text:p text:style-name="Standard"/>
      <text:p text:style-name="Standard">Ada banyak alasan dan alasan bagus untuk meningkatkan keterampilan kreatif Anda.</text:p>
      <text:p text:style-name="Standard"/>
      <text:p text:style-name="Standard">Tidak peduli di mana Anda berada pada skala kreativitas, peningkatan kecil dalam kemampuan kreatif Anda, akan berdampak besar pada kehidupan Anda sehari-hari.</text:p>
      <text:p text:style-name="Standard"/>
      <text:p text:style-name="Standard">Pikirkan tentang bagaimana otak Anda menghabiskan hari-harinya.</text:p>
      <text:p text:style-name="Standard"/>
      <text:p text:style-name="Standard">Sebenarnya, otak Anda terus-menerus menghasilkan ide.</text:p>
      <text:p text:style-name="Standard"/>
      <text:p text:style-name="Standard">Mungkin memikirkan tentang jalan terbaik untuk pulang.</text:p>
      <text:p text:style-name="Standard"/>
      <text:p text:style-name="Standard">Atau mungkin memikirkan tentang rute terbaik untuk karier Anda, besar atau kecil.</text:p>
      <text:p text:style-name="Standard"/>
      <text:p text:style-name="Standard">Ide yang Anda hasilkan membentuk aspek kehidupan sehari-hari Anda, membuat ide harian Anda lebih baik, artinya lebih kreatif, membuat kehidupan sehari-hari Anda menjadi lebih baik. Sesederhana itu.</text:p>
      <text:p text:style-name="Standard"/>
      <text:p text:style-name="Standard">Juga menjadi kreatif membantu Anda hidup lebih lama dan dapat meningkatkan kualitas kesehatan dan kehidupan Anda.</text:p>
      <text:p text:style-name="Standard"/>
      <text:p text:style-name="Standard">Penelitian menemukan bahwa hanya kreativitas, bukan kecerdasan atau lawan yang dapat menurunkan risiko kematian.</text:p>
      <text:p text:style-name="Standard"/>
      <text:p text:style-name="Standard">misalnya, membuat karya seni mengurangi emosi negatif, mengurangi stres dan kecemasan, serta meningkatkan hasil medis.</text:p>
      <text:p text:style-name="Standard"/>
      <text:p text:style-name="Standard">Menjadi kreatif membantu Anda menjadi pemecah masalah yang lebih baik di semua bidang kehidupan dan pekerjaan Anda daripada datang dari pendekatan logika linier.</text:p>
      <text:p text:style-name="Standard"/>
      <text:p text:style-name="Standard">Sisi kreatif Anda Gen mendekati situasi dari semua sudut.</text:p>
      <text:p text:style-name="Standard"/>
      <text:p text:style-name="Standard">Kreativitas membantu Anda melihat hal-hal secara berbeda dan menangani ketidakpastian dengan lebih baik yang membuat Anda menjadi karyawan yang lebih berharga.</text:p>
      <text:p text:style-name="Standard"><text:soft-page-break/></text:p>
      <text:p text:style-name="Standard">Tidak peduli pekerjaan apa yang Anda inginkan, datang dengan banyak pasang surut dan risiko kegagalan yang tinggi.</text:p>
      <text:p text:style-name="Standard"/>
      <text:p text:style-name="Standard">Jadi, kami harus rentan untuk membagikan ide-ide Anda, dan bersedia mengambil risiko bahwa apa yang Anda buat mungkin tidak akan pernah terwujud.</text:p>
      <text:p text:style-name="Standard"/>
      <text:p text:style-name="Standard">Terlibat dalam proses kreatif adalah pembangun kepercayaan diri yang hebat karena Anda menemukannya.</text:p>
      <text:p text:style-name="Standard"/>
      <text:p text:style-name="Standard">Kegagalan adalah bagian dari proses.</text:p>
      <text:p text:style-name="Standard"/>
      <text:p text:style-name="Standard">Begitu kita melihat kegagalan sebagai sesuatu yang dapat bertahan dan sesuatu yang membantu Anda tumbuh dan yang membuat dunia kita lebih baik, kita dapat melepaskan yang gratis dan mencoba hal-hal baru bahkan risiko kegagalan lainnya.</text:p>
      <text:p text:style-name="Standard"/>
      <text:p text:style-name="Standard">Mari kita hadapi itu.</text:p>
      <text:p text:style-name="Standard"/>
      <text:p text:style-name="Standard">Hidup terkadang bisa sulit.</text:p>
      <text:p text:style-name="Standard"/>
      <text:p text:style-name="Standard">Jadi saya ingin Anda melihat kreativitas sebagai penyangga dan sebagai alat untuk melewati masa-masa sulit.</text:p>
      <text:p text:style-name="Standard"/>
      <text:p text:style-name="Standard">Meluangkan waktu untuk mempelajari kreativitas sangat berharg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6T17:16:59.331107939</meta:creation-date>
    <dc:date>2021-03-09T17:29:43.000078308</dc:date>
    <meta:editing-duration>PT4H14M33S</meta:editing-duration>
    <meta:editing-cycles>57</meta:editing-cycles>
    <meta:generator>LibreOffice/7.0.4.2$Linux_X86_64 LibreOffice_project/00$Build-2</meta:generator>
    <meta:document-statistic meta:table-count="0" meta:image-count="0" meta:object-count="0" meta:page-count="8" meta:paragraph-count="140" meta:word-count="1958" meta:character-count="13864" meta:non-whitespace-character-count="12040"/>
  </office:meta>
</office:document-meta>
</file>